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Arial Black" svg:font-family="'Arial Black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padding="0.0201in" fo:border-left="none" fo:border-right="none" fo:border-top="none" fo:border-bottom="0.06pt solid #000000" style:shadow="none"/>
    </style:style>
    <style:style style:name="P2" style:family="paragraph" style:parent-style-name="Footer">
      <style:paragraph-properties fo:text-align="center" style:justify-single-word="false" fo:padding="0.0201in" fo:border-left="none" fo:border-right="none" fo:border-top="0.06pt solid #000000" fo:border-bottom="none" style:shadow="none"/>
    </style:style>
    <style:style style:name="P3" style:family="paragraph" style:parent-style-name="Title">
      <style:paragraph-properties fo:text-align="center" style:justify-single-word="false"/>
    </style:style>
    <style:style style:name="P4" style:family="paragraph" style:parent-style-name="Illustration">
      <style:paragraph-properties fo:text-align="center" style:justify-single-word="false"/>
    </style:style>
    <style:style style:name="P5" style:family="paragraph" style:parent-style-name="Standard" style:list-style-name="L1"/>
    <style:style style:name="P6" style:family="paragraph" style:parent-style-name="Standard">
      <style:text-properties officeooo:rsid="001f8618" officeooo:paragraph-rsid="001f8618"/>
    </style:style>
    <style:style style:name="P7" style:family="paragraph" style:parent-style-name="Heading_20_1">
      <style:paragraph-properties>
        <style:tab-stops/>
      </style:paragraph-properties>
    </style:style>
    <style:style style:name="T1" style:family="text">
      <style:text-properties officeooo:rsid="001f8618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embly Instructions for eeZeePower<text:span text:style-name="T1">Jack</text:span></text:p>
      <text:p text:style-name="Standard">Assembling your eeZee<text:span text:style-name="T1">PowerJack</text:span> is easy. And, you can learn how to solder at the same time. Review <text:a xlink:type="simple" xlink:href="https://learn.sparkfun.com/tutorials/how-to-solder---through-hole-soldering" text:style-name="Internet_20_link" text:visited-style-name="Visited_20_Internet_20_Link">Sparkfun's Soldering Tutorial</text:a> if you need to. Here's a helpful info-graphic from the tutorial:</text:p>
      <text:p text:style-name="Standard"/>
      <text:p text:style-name="Standard"><draw:frame draw:style-name="fr1" draw:name="Frame1" text:anchor-type="char" svg:width="6.2256in" draw:z-index="0"><draw:text-box fo:min-height="3.5571in"><text:p text:style-name="P4"><draw:frame draw:style-name="fr2" draw:name="graphics2" text:anchor-type="paragraph" svg:x="0.0016in" svg:y="0.0008in" svg:width="6.4425in" style:rel-width="94%" svg:height="3.6272in" style:rel-height="scale" draw:z-index="1"><draw:image xlink:href="https://cdn.sparkfun.com/assets/c/d/a/a/9/523b1189757b7fb36e8b456b.jpg" xlink:type="simple" xlink:show="embed" xlink:actuate="onLoad"/></draw:frame>Illustration <text:sequence text:ref-name="refIllustration0" text:name="Illustration" text:formula="ooow:Illustration+1" style:num-format="1">1</text:sequence>: https://learn.sparkfun.com/tutorials/how-to-solder---through-hole-soldering </text:p></draw:text-box></draw:frame></text:p>
      <text:h text:style-name="P7" text:outline-level="1">You'll need</text:h>
      <text:list xml:id="list2900102156647537277" text:style-name="L1">
        <text:list-item>
          <text:p text:style-name="P5">Soldering iron, 40W</text:p>
        </text:list-item>
        <text:list-item>
          <text:p text:style-name="P5">Sponge to clean the iron (I recommend a brass sponge)</text:p>
        </text:list-item>
        <text:list-item>
          <text:p text:style-name="P5">Workbench with plenty of light</text:p>
        </text:list-item>
        <text:list-item>
          <text:p text:style-name="P5">Ventilation since breathing flux fumes is irritating</text:p>
        </text:list-item>
        <text:list-item>
          <text:p text:style-name="P5">Soldering surface (e.g., marble tile sample)</text:p>
        </text:list-item>
        <text:list-item>
          <text:p text:style-name="P5">Rosin core solder 0.022” or 0.032” diameter</text:p>
        </text:list-item>
        <text:list-item>
          <text:p text:style-name="P5">Kester #2331-ZX flux pen (optional)</text:p>
        </text:list-item>
      </text:list>
      <text:h text:style-name="Heading_20_1" text:outline-level="1">Installing the VCC/GND Pin Headers</text:h>
      <text:p text:style-name="Standard">Start by placing a pair of 2-pin headers in a breadboard, spaced 0.4” apart (two holes between).</text:p>
      <text:p text:style-name="Standard"/>
      <text:p text:style-name="Standard">Place the eeZeePower<text:span text:style-name="T1">Jack</text:span> board onto the pin headers, with <text:span text:style-name="T1">DC jack</text:span> on top </text:p>
      <text:p text:style-name="Standard"/>
      <text:p text:style-name="Standard">Hold eeZeePower<text:span text:style-name="T1">Jack</text:span> in place and solder on the two sets of headers.</text:p>
      <text:p text:style-name="P6"/>
      <text:p text:style-name="P6">That's it. You're don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Arial Black" svg:font-family="'Arial Black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cfe7f5"/>
      <style:paragraph-properties fo:margin-left="0in" fo:margin-right="0in" fo:margin-top="0.1201in" fo:margin-bottom="0in" loext:contextual-spacing="false" fo:text-indent="0in" style:auto-text-indent="false" style:page-number="auto" fo:background-color="transparent" style:shadow="none" text:number-lines="false" text:line-number="0">
        <style:tab-stops/>
      </style:paragraph-properties>
      <style:text-properties style:font-name="Arial Black" fo:font-family="'Arial Black'" style:font-style-name="Regular" style:font-pitch="variable" fo:font-size="20pt" fo:font-weight="normal" style:font-name-asian="Droid Sans" style:font-family-asian="'Droid Sans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Illustration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fo:margin-left="0.3in" fo:margin-right="0in" fo:margin-top="0in" fo:margin-bottom="0.3in" style:wrap="left" style:number-wrapped-paragraphs="no-limit" style:wrap-contour="false" style:vertical-pos="top" style:vertical-rel="paragraph" style:horizontal-pos="right" style:horizontal-rel="paragraph" fo:background-color="transparent" draw:fill="none" draw:fill-color="#cfe7f5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padding="0.0201in" fo:border-left="none" fo:border-right="none" fo:border-top="none" fo:border-bottom="0.06pt solid #000000" style:shadow="none"/>
    </style:style>
    <style:style style:name="MP2" style:family="paragraph" style:parent-style-name="Footer">
      <style:paragraph-properties fo:text-align="center" style:justify-single-word="false" fo:padding="0.0201in" fo:border-left="none" fo:border-right="none" fo:border-top="0.06pt solid #000000" fo:border-bottom="none" style:shadow="none"/>
    </style:style>
    <style:style style:name="MT1" style:family="text">
      <style:text-properties officeooo:rsid="001f8618"/>
    </style:style>
    <style:style style:name="MT2" style:family="text"/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eeZeePower<text:span text:style-name="MT1">Jack</text:span> Assembly Instructions</text:p>
      </style:header>
      <style:footer>
        <text:p text:style-name="MP2"><text:a xlink:type="simple" xlink:href="http://www.bot-thoughts.com/" text:style-name="Internet_20_link" text:visited-style-name="Visited_20_Internet_20_Link">www.bot-thoughts.com</text:a><text:tab/>Page <text:page-number text:select-page="current">1</text:page-number> / <text:page-count>1</text:page-count><text:tab/>Bot Thoughts LLC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imniok</meta:initial-creator>
    <meta:creation-date>2015-08-05T13:39:42</meta:creation-date>
    <dc:date>2017-04-11T08:52:02.021868126</dc:date>
    <dc:creator>Michael Shimniok</dc:creator>
    <meta:editing-duration>PT4M5S</meta:editing-duration>
    <meta:editing-cycles>2</meta:editing-cycles>
    <meta:generator>LibreOffice/5.0.3.2$Linux_X86_64 LibreOffice_project/00m0$Build-2</meta:generator>
    <meta:document-statistic meta:table-count="0" meta:image-count="1" meta:object-count="0" meta:page-count="1" meta:paragraph-count="18" meta:word-count="153" meta:character-count="995" meta:non-whitespace-character-count="866"/>
  </office:meta>
</office:document-meta>
</file>